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387cm" style:rel-column-width="30535*"/>
    </style:style>
    <style:style style:name="Tableau1.B" style:family="table-column">
      <style:table-column-properties style:column-width="7.514cm" style:rel-column-width="27357*"/>
    </style:style>
    <style:style style:name="Tableau1.C" style:family="table-column">
      <style:table-column-properties style:column-width="2.099cm" style:rel-column-width="764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9cm" table:align="left"/>
    </style:style>
    <style:style style:name="Tableau2.A" style:family="table-column">
      <style:table-column-properties style:column-width="3.6cm"/>
    </style:style>
    <style:style style:name="Tableau2.B" style:family="table-column">
      <style:table-column-properties style:column-width="5.198cm"/>
    </style:style>
    <style:style style:name="Tableau2.C" style:family="table-column">
      <style:table-column-properties style:column-width="3.699cm"/>
    </style:style>
    <style:style style:name="Tableau2.D" style:family="table-column">
      <style:table-column-properties style:column-width="3.104cm"/>
    </style:style>
    <style:style style:name="Tableau2.E" style:family="table-column">
      <style:table-column-properties style:column-width="2.397cm"/>
    </style:style>
    <style:style style:name="Tableau2.1" style:family="table-row">
      <style:table-row-properties style:min-row-height="0.695cm"/>
    </style:style>
    <style:style style:name="Tableau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66ffff" fo:padding="0.097cm" fo:border="0.05pt solid #000000">
        <style:background-image/>
      </style:table-cell-properties>
    </style:style>
    <style:style style:name="Tableau3" style:family="table">
      <style:table-properties style:width="17.999cm" table:align="left"/>
    </style:style>
    <style:style style:name="Tableau3.A" style:family="table-column">
      <style:table-column-properties style:column-width="3.6cm"/>
    </style:style>
    <style:style style:name="Tableau3.B" style:family="table-column">
      <style:table-column-properties style:column-width="5.198cm"/>
    </style:style>
    <style:style style:name="Tableau3.C" style:family="table-column">
      <style:table-column-properties style:column-width="3.699cm"/>
    </style:style>
    <style:style style:name="Tableau3.D" style:family="table-column">
      <style:table-column-properties style:column-width="3.104cm"/>
    </style:style>
    <style:style style:name="Tableau3.E" style:family="table-column">
      <style:table-column-properties style:column-width="2.3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4*"/>
    </style:style>
    <style:style style:name="Tableau4.B" style:family="table-column">
      <style:table-column-properties style:column-width="9.001cm" style:rel-column-width="32771*"/>
    </style:style>
    <style:style style:name="Tableau4.1" style:family="table-row">
      <style:table-row-properties style:min-row-height="0.9cm"/>
    </style:style>
    <style:style style:name="Tableau4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0pt" officeooo:rsid="003e51cc" officeooo:paragraph-rsid="003e51cc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.1000003814697pt" fo:font-weight="bold" officeooo:rsid="002f1549" officeooo:paragraph-rsid="003bd676" style:font-name-asian="SimSun" style:font-size-asian="16.1000003814697pt" style:font-weight-asian="bold" style:font-name-complex="Tahoma" style:font-size-complex="16.1000003814697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3bd676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2f1549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5ac7b3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4pt" fo:font-weight="bold" officeooo:rsid="003bd676" officeooo:paragraph-rsid="00432f11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5pt" fo:font-weight="bold" officeooo:rsid="003cce49" officeooo:paragraph-rsid="00432f11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3bd676" officeooo:paragraph-rsid="003bd676"/>
    </style:style>
    <style:style style:name="P9" style:family="paragraph" style:parent-style-name="Table_20_Contents">
      <style:paragraph-properties fo:text-align="end" style:justify-single-word="false"/>
      <style:text-properties officeooo:rsid="003bd676" officeooo:paragraph-rsid="003cce49"/>
    </style:style>
    <style:style style:name="P10" style:family="paragraph" style:parent-style-name="Table_20_Contents">
      <style:paragraph-properties fo:text-align="center" style:justify-single-word="false"/>
      <style:text-properties officeooo:rsid="003bd676" officeooo:paragraph-rsid="003bd676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cce49" officeooo:paragraph-rsid="003cce49" style:font-name-asian="SimSun" style:font-size-asian="16.1000003814697pt" style:font-weight-asian="bold" style:font-name-complex="Tahoma" style:font-size-complex="16.100000381469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officeooo:rsid="002f8363" officeooo:paragraph-rsid="003cce49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2f8363" officeooo:paragraph-rsid="003cce49" style:font-name-asian="SimSun" style:font-size-asian="12pt" style:font-weight-asian="bold" style:font-name-complex="Tahoma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-asian="SimSun" style:font-size-asian="16.1000003814697pt" style:font-name-complex="Tahoma" style:font-size-complex="16.1000003814697pt"/>
    </style:style>
    <style:style style:name="P15" style:family="paragraph" style:parent-style-name="Table_20_Contents">
      <style:text-properties officeooo:rsid="003cce49" officeooo:paragraph-rsid="00432f11"/>
    </style:style>
    <style:style style:name="P16" style:family="paragraph" style:parent-style-name="Footer">
      <style:paragraph-properties fo:text-align="center" style:justify-single-word="false"/>
      <style:text-properties style:font-name="Arial" fo:font-size="10pt" officeooo:rsid="003e51cc" officeooo:paragraph-rsid="00432f11" style:font-size-asian="10pt" style:font-size-complex="10pt"/>
    </style:style>
    <style:style style:name="P17" style:family="paragraph" style:parent-style-name="Footer">
      <style:text-properties officeooo:paragraph-rsid="00432f11"/>
    </style:style>
    <style:style style:name="P18" style:family="paragraph" style:parent-style-name="Heading_20_1">
      <style:paragraph-properties fo:text-align="center" style:justify-single-word="false"/>
      <style:text-properties officeooo:rsid="003bd676" officeooo:paragraph-rsid="003bd676"/>
    </style:style>
    <style:style style:name="P19" style:family="paragraph" style:parent-style-name="Heading_20_1">
      <style:paragraph-properties fo:text-align="center" style:justify-single-word="false"/>
      <style:text-properties style:font-name="Arial" fo:font-size="14pt" fo:font-style="italic" fo:font-weight="bold" officeooo:rsid="002f1549" officeooo:paragraph-rsid="003bd676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style="italic" fo:font-weight="bold" officeooo:rsid="002f8363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Arial" fo:font-size="14pt" fo:font-style="italic" fo:font-weight="normal" officeooo:rsid="003cce49" style:font-name-asian="SimSun" style:font-size-asian="14pt" style:font-style-asian="italic" style:font-weight-asian="normal" style:font-name-complex="Tahoma" style:font-size-complex="14pt" style:font-style-complex="italic" style:font-weight-complex="normal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8" text:outline-level="1">Bordereau des Licences </text:h>
      <text:h text:style-name="P19" text:outline-level="1"><text:text-input text:description="&lt;o.saison_id.name&gt;">SIASON</text:text-input>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<text:span text:style-name="T6">LIGUE: </text:span><text:s/><text:span text:style-name="T4"><text:text-input text:description="&lt;o.ligue_id.name&gt;">Ligue</text:text-input></text:span></text:p>
          </table:table-cell>
          <table:table-cell table:style-name="Tableau1.A1" office:value-type="string">
            <text:p text:style-name="P9"><text:span text:style-name="T4"><text:s text:c="5"/></text:span><text:span text:style-name="T4"><text:text-input text:description="&lt;o.ligue_id.name_ar&gt;">Ligue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6">:‫العصبة</text:p>
          </table:table-cell>
        </table:table-row>
        <table:table-row>
          <table:table-cell table:style-name="Tableau1.A1" office:value-type="string">
            <text:p text:style-name="P8"><text:span text:style-name="T2">CLUB:</text:span> <text:span text:style-name="T4"><text:text-input text:description="&lt;o.club_id.name&gt;">Club</text:text-input></text:span></text:p>
          </table:table-cell>
          <table:table-cell table:style-name="Tableau1.A1" office:value-type="string">
            <text:p text:style-name="P9"><text:span text:style-name="T4"><text:text-input text:description="&lt;o.club_id.name_ar&gt;">Club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6">:‫النادي</text:p>
          </table:table-cell>
        </table:table-row>
        <table:table-row>
          <table:table-cell table:style-name="Tableau1.A1" office:value-type="string">
            <text:p text:style-name="P10"><text:span text:style-name="T2">Licences Imprimées:</text:span> </text:p>
          </table:table-cell>
          <table:table-cell table:style-name="Tableau1.A1" table:number-columns-spanned="2" office:value-type="string">
            <text:p text:style-name="P10"><text:span text:style-name="T2">Licences non Imprimées: </text:span><text:s/></text:p>
          </table:table-cell>
          <table:covered-table-cell/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">Numéro de Licence</text:p>
          </table:table-cell>
          <table:table-cell table:style-name="Tableau2.A1" office:value-type="string">
            <text:p text:style-name="P11">Nom et Prénom</text:p>
          </table:table-cell>
          <table:table-cell table:style-name="Tableau2.A1" office:value-type="string">
            <text:p text:style-name="P11">Date de Naissance</text:p>
          </table:table-cell>
          <table:table-cell table:style-name="Tableau2.A1" office:value-type="string">
            <text:p text:style-name="P11">Décision</text:p>
          </table:table-cell>
          <table:table-cell table:style-name="Tableau2.E1" office:value-type="string">
            <text:p text:style-name="P11">Note</text:p>
          </table:table-cell>
        </table:table-row>
      </table:table>
      <text:p text:style-name="P4"><text:text-input text:description="&lt;for each=&quot;o1 in o.athletes_ids&quot;&gt;">starts for loop</text:text-input>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<text:text-input text:description="&lt;o1.name&gt;">Numero</text:text-input></text:p>
          </table:table-cell>
          <table:table-cell table:style-name="Tableau3.A1" office:value-type="string">
            <text:p text:style-name="P13"><text:span text:style-name="T5"><text:text-input text:description="&lt;o1.name_at&gt;">nom</text:text-input></text:span><text:span text:style-name="T5"> <text:s/></text:span><text:span text:style-name="T5"><text:text-input text:description="&lt;o1.prenom&gt;">Prenom</text:text-input></text:span></text:p>
          </table:table-cell>
          <table:table-cell table:style-name="Tableau3.A1" office:value-type="string">
            <text:p text:style-name="P12"><text:s text:c="2"/><text:text-input text:description="&lt;setLang('fr_FR')&gt;">lang</text:text-input> <text:text-input text:description="&lt;o1.datenaissance and formatLang(o1.datenaissance, date=True) or ''&gt;">Date</text:text-input></text:p>
          </table:table-cell>
          <table:table-cell table:style-name="Tableau3.A1" office:value-type="string">
            <text:p text:style-name="P14"/>
          </table:table-cell>
          <table:table-cell table:style-name="Tableau3.E1" office:value-type="string">
            <text:p text:style-name="P14"/>
          </table:table-cell>
        </table:table-row>
      </table:table>
      <text:p text:style-name="P4"><text:text-input text:description="&lt;/for&gt;">ends for loop</text:text-input></text:p>
      <text:p text:style-name="P5"/>
      <text:p text:style-name="P2"/>
      <text:p text:style-name="P1"/>
      <text:p text:style-name="P1"/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text:span text:style-name="T1">‫الخاتم‬ ‫و‬ ‫التوقيع</text:span>‬</text:p>
          </table:table-cell>
          <table:table-cell table:style-name="Tableau4.A1" office:value-type="string">
            <text:p text:style-name="P7"><text:s text:c="2"/>: ‫في‬ ‫حرر‬‬</text:p>
          </table:table-cell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.092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2.092cm" svg:y="-0.132cm" svg:width="20.999cm" svg:height="4.085cm" draw:z-index="0"><draw:image xlink:href="Pictures/10000201000006FE0000015414B0FB95.png" xlink:type="simple" xlink:show="embed" xlink:actuate="onLoad"/></draw:frame></text:p>
      </style:header>
      <style:footer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18:45:53.232133252</dc:date>
    <meta:editing-duration>P1DT8H20M19S</meta:editing-duration>
    <meta:editing-cycles>224</meta:editing-cycles>
    <meta:generator>LibreOffice/4.2.8.2$Linux_X86_64 LibreOffice_project/420m0$Build-2</meta:generator>
    <dc:title>Aeroo Reports demo template, developed by Alistek</dc:title>
    <meta:document-statistic meta:table-count="4" meta:image-count="1" meta:object-count="0" meta:page-count="1" meta:paragraph-count="22" meta:word-count="82" meta:character-count="308" meta:non-whitespace-character-count="267"/>
    <meta:user-defined meta:name="Info 1"/>
    <meta:user-defined meta:name="Info 2"/>
    <meta:user-defined meta:name="Info 3"/>
    <meta:user-defined meta:name="Info 4"/>
  </office:meta>
</office:document-meta>
</file>